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3960000005F4D2F9709.png" manifest:media-type="image/png"/>
  <manifest:file-entry manifest:full-path="Pictures/10000000000000DC000000A57843A38F.jpg" manifest:media-type="image/jpeg"/>
  <manifest:file-entry manifest:full-path="Pictures/100002010000039700000036E85CE8FA.png" manifest:media-type="image/png"/>
  <manifest:file-entry manifest:full-path="Pictures/10000000000000DC000000A54367AA9E.jpg" manifest:media-type="image/jpeg"/>
  <manifest:file-entry manifest:full-path="Pictures/10000000000003C0000002D0480FD7FD.jpg" manifest:media-type="image/jpeg"/>
  <manifest:file-entry manifest:full-path="Pictures/10000000000000DC000000A5B8FF1410.jpg" manifest:media-type="image/jpeg"/>
  <manifest:file-entry manifest:full-path="Pictures/10000005000001F4000001193CC7493F.gif" manifest:media-type="image/gif"/>
  <manifest:file-entry manifest:full-path="Pictures/10000201000001DD00000015F44D552F.png" manifest:media-type="image/png"/>
  <manifest:file-entry manifest:full-path="Pictures/10000000000000DC000000A57C2AC60A.jpg" manifest:media-type="image/jpeg"/>
  <manifest:file-entry manifest:full-path="Pictures/100000110000012C000000DB00094151.gif" manifest:media-type="image/gif"/>
  <manifest:file-entry manifest:full-path="Pictures/10000201000001E60000012233A361EB.png" manifest:media-type="image/png"/>
  <manifest:file-entry manifest:full-path="Pictures/1000000A0000012C000000AF18163CC2.gif" manifest:media-type="image/gif"/>
  <manifest:file-entry manifest:full-path="Pictures/10000201000004E0000001295085EAE2.png" manifest:media-type="image/png"/>
  <manifest:file-entry manifest:full-path="Pictures/1000020100000556000002D8F71290F1.png" manifest:media-type="image/png"/>
  <manifest:file-entry manifest:full-path="Pictures/10000201000001E60000004B021F08A1.png" manifest:media-type="image/png"/>
  <manifest:file-entry manifest:full-path="Pictures/10000201000001D7000001283FCBE335.png" manifest:media-type="image/png"/>
  <manifest:file-entry manifest:full-path="Pictures/1000020100000556000003001C8A9FC5.png" manifest:media-type="image/png"/>
  <manifest:file-entry manifest:full-path="Pictures/10000201000005560000029AA502E780.png" manifest:media-type="image/png"/>
  <manifest:file-entry manifest:full-path="Pictures/1000020100000538000002E54D9AFEC3.png" manifest:media-type="image/png"/>
  <manifest:file-entry manifest:full-path="Pictures/10000201000005F6000001F1A613749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-color="#000000" style:repeat="repeat"/>
      <style:paragraph-properties fo:text-align="center" fo:border="none"/>
      <style:text-properties fo:color="#ffffff" fo:font-size="44pt" style:font-size-asian="44pt" style:font-size-complex="4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44pt" style:font-size-asian="44pt" style:font-size-complex="44pt"/>
    </style:style>
    <style:style style:name="T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8.294cm" presentation:class="title" presentation:user-transformed="true">
          <draw:text-box>
            <text:p>Camera Rend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th</text:p>
          </draw:text-box>
        </draw:frame>
        <draw:frame draw:style-name="gr2" draw:text-style-name="P2" draw:layer="layout" svg:width="27.999cm" svg:height="9.117cm" svg:x="0cm" svg:y="5.889cm">
          <draw:image xlink:href="Pictures/10000201000005F6000001F1A6137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ear Flag</text:p>
          </draw:text-box>
        </draw:frame>
        <draw:frame draw:style-name="gr2" draw:text-style-name="P2" draw:layer="layout" svg:width="29.178cm" svg:height="7.979cm" svg:x="1.022cm" svg:y="6.221cm">
          <draw:image xlink:href="Pictures/10000201000004E0000001295085EAE2.png" xlink:type="simple" xlink:show="embed" xlink:actuate="onLoad">
            <text:p/>
          </draw:image>
        </draw:frame>
        <draw:frame draw:style-name="gr2" draw:text-style-name="P2" draw:layer="layout" svg:width="30.8cm" svg:height="8cm" svg:x="0cm" svg:y="6.2cm">
          <draw:image xlink:href="Pictures/10000201000004E0000001295085E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9cm" svg:height="15.528cm" svg:x="0.001cm" svg:y="2.773cm">
          <draw:image xlink:href="Pictures/1000020100000538000002E54D9AF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2.462cm" svg:height="7.831cm" svg:x="7.829cm" svg:y="6.63cm">
          <draw:image xlink:href="Pictures/10000201000001D7000001283FCBE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9cm" svg:height="15.74cm" svg:x="0.001cm" svg:y="2.66cm">
          <draw:image xlink:href="Pictures/1000020100000556000003001C8A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859cm" svg:height="1.983cm" svg:x="7.63cm" svg:y="9.554cm">
          <draw:image xlink:href="Pictures/10000201000001E60000004B021F08A1.png" xlink:type="simple" xlink:show="embed" xlink:actuate="onLoad">
            <text:p/>
          </draw:image>
        </draw:frame>
        <draw:frame draw:style-name="gr2" draw:text-style-name="P2" draw:layer="layout" svg:width="19.045cm" svg:height="2.937cm" svg:x="5.4cm" svg:y="9cm">
          <draw:image xlink:href="Pictures/10000201000001E60000004B021F08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9cm" svg:height="14.921cm" svg:x="0cm" svg:y="3.085cm">
          <draw:image xlink:href="Pictures/1000020100000556000002D8F7129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201cm" svg:y="3.6cm" presentation:class="title" presentation:user-transformed="true">
          <draw:text-box>
            <text:p>DEMO</text:p>
          </draw:text-box>
        </draw:frame>
        <draw:frame draw:style-name="gr2" draw:text-style-name="P2" draw:layer="layout" svg:width="13.228cm" svg:height="7.434cm" svg:x="1.4cm" svg:y="7.6cm">
          <draw:image xlink:href="Pictures/10000005000001F4000001193CC7493F.gif" xlink:type="simple" xlink:show="embed" xlink:actuate="onLoad">
            <text:p/>
          </draw:image>
        </draw:frame>
        <draw:frame draw:style-name="gr2" draw:text-style-name="P2" draw:layer="layout" svg:width="7.91cm" svg:height="4.629cm" svg:x="16cm" svg:y="9.4cm">
          <draw:image xlink:href="Pictures/1000000A0000012C000000AF18163CC2.gif" xlink:type="simple" xlink:show="embed" xlink:actuate="onLoad">
            <text:p/>
          </draw:image>
        </draw:frame>
        <draw:frame draw:style-name="gr2" draw:text-style-name="P2" draw:layer="layout" svg:width="11.91cm" svg:height="6.97cm" svg:x="15.89cm" svg:y="8.03cm">
          <draw:image xlink:href="Pictures/1000000A0000012C000000AF18163CC2.gif" xlink:type="simple" xlink:show="embed" xlink:actuate="onLoad">
            <text:p/>
          </draw:image>
        </draw:frame>
        <draw:frame draw:style-name="gr2" draw:text-style-name="P2" draw:layer="layout" svg:width="13.172cm" svg:height="7.709cm" svg:x="14.628cm" svg:y="7.291cm">
          <draw:image xlink:href="Pictures/1000000A0000012C000000AF18163CC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ized Viewport Rectangle</text:p>
          </draw:text-box>
        </draw:frame>
        <draw:frame draw:style-name="gr2" draw:text-style-name="P2" draw:layer="layout" svg:width="27.999cm" svg:height="13.65cm" svg:x="0.023cm" svg:y="3.721cm">
          <draw:image xlink:href="Pictures/10000201000005560000029AA502E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2.859cm" svg:height="7.672cm" svg:x="7.63cm" svg:y="6.71cm">
          <draw:image xlink:href="Pictures/10000201000001E60000012233A36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2.6cm" presentation:class="title" presentation:user-transformed="true">
          <draw:text-box>
            <text:p>DEMO</text:p>
          </draw:text-box>
        </draw:frame>
        <draw:frame draw:style-name="gr2" draw:text-style-name="P2" draw:layer="layout" svg:width="7.937cm" svg:height="5.793cm" svg:x="10.091cm" svg:y="7.649cm">
          <draw:image xlink:href="Pictures/100000110000012C000000DB00094151.gif" xlink:type="simple" xlink:show="embed" xlink:actuate="onLoad">
            <text:p/>
          </draw:image>
        </draw:frame>
        <draw:frame draw:style-name="gr2" draw:text-style-name="P2" draw:layer="layout" svg:width="12.709cm" svg:height="9.276cm" svg:x="7.8cm" svg:y="7.324cm">
          <draw:image xlink:href="Pictures/100000110000012C000000DB0009415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ndering Paths</text:p>
          </draw:text-box>
        </draw:frame>
        <draw:frame draw:style-name="gr2" draw:text-style-name="P2" draw:layer="layout" svg:width="17.633cm" svg:height="0.774cm" svg:x="5.2cm" svg:y="9.6cm">
          <draw:image xlink:href="Pictures/10000201000001DD00000015F44D5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draw:style-name="gr3" draw:text-style-name="P4" draw:layer="layout" svg:width="5.587cm" svg:height="4.19cm" svg:x="21cm" svg:y="4.6cm">
          <draw:image xlink:href="Pictures/10000000000000DC000000A5B8FF1410.jpg" xlink:type="simple" xlink:show="embed" xlink:actuate="onLoad">
            <text:p/>
          </draw:image>
        </draw:frame>
        <draw:frame draw:style-name="gr3" draw:text-style-name="P4" draw:layer="layout" svg:width="11.562cm" svg:height="8.671cm" svg:x="1.6cm" svg:y="6.729cm">
          <draw:image xlink:href="Pictures/10000000000003C0000002D0480FD7FD.jpg" xlink:type="simple" xlink:show="embed" xlink:actuate="onLoad">
            <text:p/>
          </draw:image>
        </draw:frame>
        <draw:frame draw:style-name="gr3" draw:text-style-name="P4" draw:layer="layout" svg:width="5.587cm" svg:height="4.19cm" svg:x="14.2cm" svg:y="4.6cm">
          <draw:image xlink:href="Pictures/10000000000000DC000000A57C2AC60A.jpg" xlink:type="simple" xlink:show="embed" xlink:actuate="onLoad">
            <text:p/>
          </draw:image>
        </draw:frame>
        <draw:frame draw:style-name="gr3" draw:text-style-name="P4" draw:layer="layout" svg:width="5.587cm" svg:height="4.19cm" svg:x="17.6cm" svg:y="9.4cm">
          <draw:image xlink:href="Pictures/10000000000000DC000000A54367AA9E.jpg" xlink:type="simple" xlink:show="embed" xlink:actuate="onLoad">
            <text:p/>
          </draw:image>
        </draw:frame>
        <draw:frame draw:style-name="gr3" draw:text-style-name="P4" draw:layer="layout" svg:width="5.587cm" svg:height="4.19cm" svg:x="17.813cm" svg:y="15.21cm">
          <draw:image xlink:href="Pictures/10000000000000DC000000A57843A3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l</text:p>
          </draw:text-box>
        </draw:frame>
        <draw:frame draw:style-name="gr3" draw:text-style-name="P4" draw:layer="layout" svg:width="24.317cm" svg:height="1.427cm" svg:x="1.683cm" svg:y="6.373cm">
          <draw:image xlink:href="Pictures/100002010000039700000036E85CE8FA.png" xlink:type="simple" xlink:show="embed" xlink:actuate="onLoad">
            <text:p/>
          </draw:image>
        </draw:frame>
        <draw:frame draw:style-name="gr3" draw:text-style-name="P4" draw:layer="layout" svg:width="24.291cm" svg:height="2.512cm" svg:x="1.709cm" svg:y="13.488cm">
          <draw:image xlink:href="Pictures/10000201000003960000005F4D2F9709.png" xlink:type="simple" xlink:show="embed" xlink:actuate="onLoad">
            <text:p/>
          </draw:image>
        </draw:frame>
        <draw:frame draw:style-name="standard" draw:layer="layout" svg:width="14.098cm" svg:height="1.996cm" svg:x="7.212cm" svg:y="9.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1">Pas Co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8:49:32.338000000</meta:creation-date>
    <dc:date>2016-10-11T15:06:31.779000000</dc:date>
    <meta:editing-duration>PT3H54M42S</meta:editing-duration>
    <meta:editing-cycles>10</meta:editing-cycles>
    <meta:generator>LibreOffice/4.4.7.2$Windows_x86 LibreOffice_project/f3153a8b245191196a4b6b9abd1d0da16eead600</meta:generator>
    <meta:document-statistic meta:object-count="95"/>
  </office:meta>
</office:document-meta>
</file>